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ollection.CompositeCollection( Collection [ ] col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ollection.get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llection.to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llection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llection.retainAll( final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ollection.toArray( Object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ositeCollection.add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ollection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ollection.add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ollection.removeComposited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ollection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ollection.Composit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ollection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llection.setMutator( CollectionMutator mut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llection.CompositeCollection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ollection.containsAll(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llection.remov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ollection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ollection.removeAll( Collection co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ollection.contain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siteCollection.addComposited( Collection [ ] com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ollection.addComposited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llection.addComposited( Collection c , Collectio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